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11-2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11-17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7-29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6-03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3-0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2-3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1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9-12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7-0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8816" calcext:value-type="float">
            <text:p>25.5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4" calcext:value-type="float">
            <text:p>25.6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4912" calcext:value-type="float">
            <text:p>25.5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4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2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1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1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0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1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4-0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3-01-3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2-05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8-08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5-0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8712" calcext:value-type="float">
            <text:p>25.5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3-14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31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744" calcext:value-type="float">
            <text:p>25.7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0152" calcext:value-type="float">
            <text:p>25.6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13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04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9936" calcext:value-type="float">
            <text:p>26.9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19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10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22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2-01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15142857143" calcext:value-type="float">
            <text:p>26.811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89632" calcext:value-type="float">
            <text:p>26.90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64505" calcext:value-type="float">
            <text:p>27.2264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5383225806" calcext:value-type="float">
            <text:p>27.5235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016" calcext:value-type="float">
            <text:p>26.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6891" calcext:value-type="float">
            <text:p>25.4168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27691428571" calcext:value-type="float">
            <text:p>26.58276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38768" calcext:value-type="float">
            <text:p>26.29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2046451613" calcext:value-type="float">
            <text:p>26.3532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7168" calcext:value-type="float">
            <text:p>26.6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5633548387" calcext:value-type="float">
            <text:p>27.0355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5132" calcext:value-type="float">
            <text:p>27.34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71608" calcext:value-type="float">
            <text:p>27.6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0937" calcext:value-type="float">
            <text:p>28.0709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40002580645" calcext:value-type="float">
            <text:p>28.0240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8219354839" calcext:value-type="float">
            <text:p>27.764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9525" calcext:value-type="float">
            <text:p>27.3558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96184" calcext:value-type="float">
            <text:p>26.96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579425" calcext:value-type="float">
            <text:p>25.7857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4936516129" calcext:value-type="float">
            <text:p>24.6749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17138064516" calcext:value-type="float">
            <text:p>25.4617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60703448276" calcext:value-type="float">
            <text:p>25.4460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27950967742" calcext:value-type="float">
            <text:p>25.6327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80864516129" calcext:value-type="float">
            <text:p>26.108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2236" calcext:value-type="float">
            <text:p>26.27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2032" calcext:value-type="float">
            <text:p>26.6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26184" calcext:value-type="float">
            <text:p>26.8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1470769231" calcext:value-type="float">
            <text:p>26.645147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3465454545" calcext:value-type="float">
            <text:p>25.667346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71101935484" calcext:value-type="float">
            <text:p>25.3271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6154" calcext:value-type="float">
            <text:p>25.61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31238709677" calcext:value-type="float">
            <text:p>26.223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43733333333" calcext:value-type="float">
            <text:p>26.5243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91577142857" calcext:value-type="float">
            <text:p>27.07915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49789090909" calcext:value-type="float">
            <text:p>27.57497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81544" calcext:value-type="float">
            <text:p>27.44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8546206897" calcext:value-type="float">
            <text:p>26.938854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80248" calcext:value-type="float">
            <text:p>26.2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13532903226" calcext:value-type="float">
            <text:p>26.7313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0446896552" calcext:value-type="float">
            <text:p>26.88304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92415483871" calcext:value-type="float">
            <text:p>27.1892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19478709677" calcext:value-type="float">
            <text:p>27.4819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3576774194" calcext:value-type="float">
            <text:p>27.6513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5349677419" calcext:value-type="float">
            <text:p>27.8285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53592" calcext:value-type="float">
            <text:p>28.0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90781935484" calcext:value-type="float">
            <text:p>28.1190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304775" calcext:value-type="float">
            <text:p>27.4330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5944" calcext:value-type="float">
            <text:p>26.52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1359" calcext:value-type="float">
            <text:p>25.3513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8748" calcext:value-type="float">
            <text:p>25.28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34304516129" calcext:value-type="float">
            <text:p>26.1934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4227096774" calcext:value-type="float">
            <text:p>26.3404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96534193548" calcext:value-type="float">
            <text:p>26.3796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65470967742" calcext:value-type="float">
            <text:p>26.696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0456516129" calcext:value-type="float">
            <text:p>26.9304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2515862069" calcext:value-type="float">
            <text:p>27.0925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12992" calcext:value-type="float">
            <text:p>27.31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362675" calcext:value-type="float">
            <text:p>27.4936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21855483871" calcext:value-type="float">
            <text:p>27.1221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11166451613" calcext:value-type="float">
            <text:p>26.4111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58838709677" calcext:value-type="float">
            <text:p>25.445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7336774193" calcext:value-type="float">
            <text:p>24.94473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8928571429" calcext:value-type="float">
            <text:p>26.08489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3551483871" calcext:value-type="float">
            <text:p>26.4735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725275" calcext:value-type="float">
            <text:p>26.7872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40936" calcext:value-type="float">
            <text:p>27.11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01726451613" calcext:value-type="float">
            <text:p>27.2401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8286451613" calcext:value-type="float">
            <text:p>27.5358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6619354839" calcext:value-type="float">
            <text:p>27.246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72701935484" calcext:value-type="float">
            <text:p>26.60727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6192" calcext:value-type="float">
            <text:p>25.6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66541935484" calcext:value-type="float">
            <text:p>24.726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79858064516" calcext:value-type="float">
            <text:p>23.827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36451612903" calcext:value-type="float">
            <text:p>25.723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1464827586" calcext:value-type="float">
            <text:p>25.950146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68430967742" calcext:value-type="float">
            <text:p>26.0168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46392258064" calcext:value-type="float">
            <text:p>26.20463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4128" calcext:value-type="float">
            <text:p>26.2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5829677419" calcext:value-type="float">
            <text:p>26.3075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2856" calcext:value-type="float">
            <text:p>26.2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00526451613" calcext:value-type="float">
            <text:p>26.2800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413" calcext:value-type="float">
            <text:p>26.1644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36504" calcext:value-type="float">
            <text:p>25.193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4629677419" calcext:value-type="float">
            <text:p>25.3474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36041290323" calcext:value-type="float">
            <text:p>26.0836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28375" calcext:value-type="float">
            <text:p>26.512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19497142857" calcext:value-type="float">
            <text:p>26.81194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23235" calcext:value-type="float">
            <text:p>26.9723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6296774194" calcext:value-type="float">
            <text:p>27.160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1632" calcext:value-type="float">
            <text:p>27.2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44765" calcext:value-type="float">
            <text:p>27.4344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7328" calcext:value-type="float">
            <text:p>27.6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5316129032" calcext:value-type="float">
            <text:p>28.133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912475" calcext:value-type="float">
            <text:p>28.0491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93856" calcext:value-type="float">
            <text:p>27.7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88905" calcext:value-type="float">
            <text:p>27.6988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30016" calcext:value-type="float">
            <text:p>27.0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180475" calcext:value-type="float">
            <text:p>26.6318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78510344828" calcext:value-type="float">
            <text:p>27.7378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567075" calcext:value-type="float">
            <text:p>27.8456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71811612903" calcext:value-type="float">
            <text:p>28.1071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02402580645" calcext:value-type="float">
            <text:p>28.4202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3966451613" calcext:value-type="float">
            <text:p>28.6513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0410322581" calcext:value-type="float">
            <text:p>28.9770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31802105263" calcext:value-type="float">
            <text:p>28.613180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5075" calcext:value-type="float">
            <text:p>27.90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4113548387" calcext:value-type="float">
            <text:p>26.9624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3664" calcext:value-type="float">
            <text:p>25.71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590425" calcext:value-type="float">
            <text:p>26.6659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32708571429" calcext:value-type="float">
            <text:p>26.82327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12795" calcext:value-type="float">
            <text:p>27.0012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65060645161" calcext:value-type="float">
            <text:p>27.0565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96177391304" calcext:value-type="float">
            <text:p>27.1896177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832" calcext:value-type="float">
            <text:p>27.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11157647059" calcext:value-type="float">
            <text:p>26.991115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58982857143" calcext:value-type="float">
            <text:p>26.8358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88609032258" calcext:value-type="float">
            <text:p>26.4788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931" calcext:value-type="float">
            <text:p>25.990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5332" calcext:value-type="float">
            <text:p>25.13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17304" calcext:value-type="float">
            <text:p>25.07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15392" calcext:value-type="float">
            <text:p>25.783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56992727273" calcext:value-type="float">
            <text:p>25.995699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2035862069" calcext:value-type="float">
            <text:p>26.32820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7589677419" calcext:value-type="float">
            <text:p>26.5727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256" calcext:value-type="float">
            <text:p>26.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84260645161" calcext:value-type="float">
            <text:p>27.1784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13325" calcext:value-type="float">
            <text:p>26.9741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316" calcext:value-type="float">
            <text:p>26.5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903775" calcext:value-type="float">
            <text:p>25.8290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61837241379" calcext:value-type="float">
            <text:p>26.82618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876" calcext:value-type="float">
            <text:p>26.9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48107826087" calcext:value-type="float">
            <text:p>26.994810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5024" calcext:value-type="float">
            <text:p>27.4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91437241379" calcext:value-type="float">
            <text:p>27.64914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47174193548" calcext:value-type="float">
            <text:p>28.034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67256" calcext:value-type="float">
            <text:p>28.10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17974193548" calcext:value-type="float">
            <text:p>27.531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56168" calcext:value-type="float">
            <text:p>26.24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7292903226" calcext:value-type="float">
            <text:p>27.0727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8582068965" calcext:value-type="float">
            <text:p>27.282858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78358709677" calcext:value-type="float">
            <text:p>27.3478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81592258065" calcext:value-type="float">
            <text:p>27.6981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7392" calcext:value-type="float">
            <text:p>27.6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9596" calcext:value-type="float">
            <text:p>28.00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95524705882" calcext:value-type="float">
            <text:p>28.109552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38476" calcext:value-type="float">
            <text:p>28.193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17648" calcext:value-type="float">
            <text:p>28.19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7704" calcext:value-type="float">
            <text:p>27.8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85264516129" calcext:value-type="float">
            <text:p>25.818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90945714286" calcext:value-type="float">
            <text:p>26.71909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3245" calcext:value-type="float">
            <text:p>26.9803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1143225806" calcext:value-type="float">
            <text:p>27.17911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5288" calcext:value-type="float">
            <text:p>27.31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274575" calcext:value-type="float">
            <text:p>27.3027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4172" calcext:value-type="float">
            <text:p>27.28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7905" calcext:value-type="float">
            <text:p>27.2797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30188387097" calcext:value-type="float">
            <text:p>26.8330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6055172414" calcext:value-type="float">
            <text:p>26.1676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98861935484" calcext:value-type="float">
            <text:p>25.4398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857075" calcext:value-type="float">
            <text:p>24.3785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6302857143" calcext:value-type="float">
            <text:p>25.07263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46637419355" calcext:value-type="float">
            <text:p>25.2946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8642580645" calcext:value-type="float">
            <text:p>25.4118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4808" calcext:value-type="float">
            <text:p>25.41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430425" calcext:value-type="float">
            <text:p>25.2943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98923870968" calcext:value-type="float">
            <text:p>25.1698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08988387097" calcext:value-type="float">
            <text:p>25.1108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2145" calcext:value-type="float">
            <text:p>24.9572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0384516129" calcext:value-type="float">
            <text:p>24.830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1383225806" calcext:value-type="float">
            <text:p>24.7041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0471483871" calcext:value-type="float">
            <text:p>24.6904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72438709677" calcext:value-type="float">
            <text:p>24.897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22594285714" calcext:value-type="float">
            <text:p>25.26225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63095" calcext:value-type="float">
            <text:p>25.3363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87757419355" calcext:value-type="float">
            <text:p>25.4287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13148387097" calcext:value-type="float">
            <text:p>25.391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81171612903" calcext:value-type="float">
            <text:p>24.9281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8352" calcext:value-type="float">
            <text:p>26.39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98045" calcext:value-type="float">
            <text:p>26.6298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73675" calcext:value-type="float">
            <text:p>26.4687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4991428571" calcext:value-type="float">
            <text:p>26.58149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44900645161" calcext:value-type="float">
            <text:p>25.4044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81735172414" calcext:value-type="float">
            <text:p>25.37817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4239" calcext:value-type="float">
            <text:p>25.534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4472516129" calcext:value-type="float">
            <text:p>25.5344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05536" calcext:value-type="float">
            <text:p>25.46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761175" calcext:value-type="float">
            <text:p>25.0876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1152516129" calcext:value-type="float">
            <text:p>25.6411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453725" calcext:value-type="float">
            <text:p>25.6345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0751" calcext:value-type="float">
            <text:p>25.8207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85032" calcext:value-type="float">
            <text:p>25.7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910425" calcext:value-type="float">
            <text:p>25.5991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66872258065" calcext:value-type="float">
            <text:p>25.8266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051025" calcext:value-type="float">
            <text:p>26.1805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8568275862" calcext:value-type="float">
            <text:p>26.417856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095" calcext:value-type="float">
            <text:p>26.65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58365" calcext:value-type="float">
            <text:p>26.8858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1437419355" calcext:value-type="float">
            <text:p>27.2301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5973333333" calcext:value-type="float">
            <text:p>27.68159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876" calcext:value-type="float">
            <text:p>28.47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0947096774" calcext:value-type="float">
            <text:p>28.2880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36696" calcext:value-type="float">
            <text:p>28.29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7396129032" calcext:value-type="float">
            <text:p>27.8927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90816" calcext:value-type="float">
            <text:p>27.39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00338064516" calcext:value-type="float">
            <text:p>27.2600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29762758621" calcext:value-type="float">
            <text:p>27.41297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01175" calcext:value-type="float">
            <text:p>27.5260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77721290323" calcext:value-type="float">
            <text:p>27.4277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8304" calcext:value-type="float">
            <text:p>27.3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21208888889" calcext:value-type="float">
            <text:p>27.242120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5128" calcext:value-type="float">
            <text:p>27.19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1254193548" calcext:value-type="float">
            <text:p>27.4891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0694193548" calcext:value-type="float">
            <text:p>27.4220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6576" calcext:value-type="float">
            <text:p>27.43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86283870968" calcext:value-type="float">
            <text:p>27.248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3708" calcext:value-type="float">
            <text:p>26.8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1623225807" calcext:value-type="float">
            <text:p>26.8011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5214285714" calcext:value-type="float">
            <text:p>26.97752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86632258064" calcext:value-type="float">
            <text:p>27.1586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79576774194" calcext:value-type="float">
            <text:p>27.11795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12944" calcext:value-type="float">
            <text:p>27.17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8103225806" calcext:value-type="float">
            <text:p>27.4138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35901935484" calcext:value-type="float">
            <text:p>27.6435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0516" calcext:value-type="float">
            <text:p>27.75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90905806452" calcext:value-type="float">
            <text:p>27.5790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23192258065" calcext:value-type="float">
            <text:p>26.6923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63790967742" calcext:value-type="float">
            <text:p>26.8763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15558709677" calcext:value-type="float">
            <text:p>26.6315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046125" calcext:value-type="float">
            <text:p>26.5504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8112" calcext:value-type="float">
            <text:p>26.58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20225" calcext:value-type="float">
            <text:p>26.7642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93375" calcext:value-type="float">
            <text:p>26.9019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80488" calcext:value-type="float">
            <text:p>26.90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00425" calcext:value-type="float">
            <text:p>27.010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68472258065" calcext:value-type="float">
            <text:p>27.10684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337875" calcext:value-type="float">
            <text:p>27.0333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791575" calcext:value-type="float">
            <text:p>26.7579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7076129032" calcext:value-type="float">
            <text:p>26.4937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96793513513" calcext:value-type="float">
            <text:p>25.6696793513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4272" calcext:value-type="float">
            <text:p>25.79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57044705882" calcext:value-type="float">
            <text:p>25.515704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6124137931" calcext:value-type="float">
            <text:p>25.5396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749625" calcext:value-type="float">
            <text:p>25.6874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13950967742" calcext:value-type="float">
            <text:p>25.8613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418" calcext:value-type="float">
            <text:p>25.82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5719" calcext:value-type="float">
            <text:p>25.945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32856" calcext:value-type="float">
            <text:p>25.98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182625" calcext:value-type="float">
            <text:p>26.0418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39917419355" calcext:value-type="float">
            <text:p>26.0139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41548387097" calcext:value-type="float">
            <text:p>25.254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18094545454" calcext:value-type="float">
            <text:p>24.221809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204" calcext:value-type="float">
            <text:p>24.36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86985" calcext:value-type="float">
            <text:p>24.6386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01911724138" calcext:value-type="float">
            <text:p>25.02019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94825" calcext:value-type="float">
            <text:p>25.4939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01055483871" calcext:value-type="float">
            <text:p>25.7201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24647741936" calcext:value-type="float">
            <text:p>26.0624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6464" calcext:value-type="float">
            <text:p>25.9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50534117647" calcext:value-type="float">
            <text:p>25.775053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40835" calcext:value-type="float">
            <text:p>25.8140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65950967742" calcext:value-type="float">
            <text:p>25.5565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10379354839" calcext:value-type="float">
            <text:p>24.9210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74221935484" calcext:value-type="float">
            <text:p>25.5374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32575" calcext:value-type="float">
            <text:p>25.4663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7724137931" calcext:value-type="float">
            <text:p>25.6767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765" calcext:value-type="float">
            <text:p>25.932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375" calcext:value-type="float">
            <text:p>26.1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8708" calcext:value-type="float">
            <text:p>26.23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483525" calcext:value-type="float">
            <text:p>26.4948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46270967742" calcext:value-type="float">
            <text:p>26.574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4947096774" calcext:value-type="float">
            <text:p>26.5354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547" calcext:value-type="float">
            <text:p>26.4745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92369032258" calcext:value-type="float">
            <text:p>26.4392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52065882353" calcext:value-type="float">
            <text:p>25.835206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45582608696" calcext:value-type="float">
            <text:p>26.034558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6753548387" calcext:value-type="float">
            <text:p>26.0266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95568" calcext:value-type="float">
            <text:p>26.01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469" calcext:value-type="float">
            <text:p>26.094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3416" calcext:value-type="float">
            <text:p>26.3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11575" calcext:value-type="float">
            <text:p>26.4531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07418181818" calcext:value-type="float">
            <text:p>26.3707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371" calcext:value-type="float">
            <text:p>26.2093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91584" calcext:value-type="float">
            <text:p>25.8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0445" calcext:value-type="float">
            <text:p>25.1210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37958709678" calcext:value-type="float">
            <text:p>25.503795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736475" calcext:value-type="float">
            <text:p>25.3973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99580689655" calcext:value-type="float">
            <text:p>25.519958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82678857143" calcext:value-type="float">
            <text:p>25.6782678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427936" calcext:value-type="float">
            <text:p>25.674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296" calcext:value-type="float">
            <text:p>24.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22629677419" calcext:value-type="float">
            <text:p>25.6522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5976" calcext:value-type="float">
            <text:p>25.7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4297931034" calcext:value-type="float">
            <text:p>25.694429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3552941177" calcext:value-type="float">
            <text:p>25.0303552941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34176" calcext:value-type="float">
            <text:p>24.75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60345806452" calcext:value-type="float">
            <text:p>25.2260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89691428571" calcext:value-type="float">
            <text:p>25.38896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04053333333" calcext:value-type="float">
            <text:p>25.51040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78041290323" calcext:value-type="float">
            <text:p>25.3978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576" calcext:value-type="float">
            <text:p>25.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21538064516" calcext:value-type="float">
            <text:p>25.1721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34304" calcext:value-type="float">
            <text:p>25.97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12219354839" calcext:value-type="float">
            <text:p>25.631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9979354839" calcext:value-type="float">
            <text:p>24.9819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8212" calcext:value-type="float">
            <text:p>25.31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98121290323" calcext:value-type="float">
            <text:p>24.6998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71296" calcext:value-type="float">
            <text:p>24.22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68502857143" calcext:value-type="float">
            <text:p>24.5468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39987096774" calcext:value-type="float">
            <text:p>25.233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49527741935" calcext:value-type="float">
            <text:p>25.39495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59256" calcext:value-type="float">
            <text:p>25.51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5311483871" calcext:value-type="float">
            <text:p>25.3153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18" calcext:value-type="float">
            <text:p>25.6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03021935484" calcext:value-type="float">
            <text:p>25.7203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67107096774" calcext:value-type="float">
            <text:p>25.5967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84432" calcext:value-type="float">
            <text:p>25.28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9019354839" calcext:value-type="float">
            <text:p>24.594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80192" calcext:value-type="float">
            <text:p>25.1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76769032258" calcext:value-type="float">
            <text:p>25.3876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47180689655" calcext:value-type="float">
            <text:p>25.504718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92381935484" calcext:value-type="float">
            <text:p>25.5892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66934193548" calcext:value-type="float">
            <text:p>25.5566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0448" calcext:value-type="float">
            <text:p>25.22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5716129032" calcext:value-type="float">
            <text:p>25.405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4492903226" calcext:value-type="float">
            <text:p>25.5944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41656774194" calcext:value-type="float">
            <text:p>25.7341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96616" calcext:value-type="float">
            <text:p>25.68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48255483871" calcext:value-type="float">
            <text:p>25.3848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50264" calcext:value-type="float">
            <text:p>25.5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2043870968" calcext:value-type="float">
            <text:p>26.1422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3405714286" calcext:value-type="float">
            <text:p>26.40134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3690322581" calcext:value-type="float">
            <text:p>26.648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4343225806" calcext:value-type="float">
            <text:p>26.6914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3976" calcext:value-type="float">
            <text:p>26.2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54882580645" calcext:value-type="float">
            <text:p>26.9754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29992" calcext:value-type="float">
            <text:p>26.94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0947096774" calcext:value-type="float">
            <text:p>26.7640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28281290323" calcext:value-type="float">
            <text:p>26.7328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12528" calcext:value-type="float">
            <text:p>26.38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835225" calcext:value-type="float">
            <text:p>25.6783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4504" calcext:value-type="float">
            <text:p>25.37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56232258065" calcext:value-type="float">
            <text:p>25.695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37197142857" calcext:value-type="float">
            <text:p>25.73371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31476129032" calcext:value-type="float">
            <text:p>25.8231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24131612903" calcext:value-type="float">
            <text:p>25.7724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4944" calcext:value-type="float">
            <text:p>25.8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7692903226" calcext:value-type="float">
            <text:p>25.8687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86728" calcext:value-type="float">
            <text:p>26.0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98967741935" calcext:value-type="float">
            <text:p>26.089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52178064516" calcext:value-type="float">
            <text:p>26.0652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86016" calcext:value-type="float">
            <text:p>26.0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90652903226" calcext:value-type="float">
            <text:p>25.1890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76424" calcext:value-type="float">
            <text:p>25.63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6916129032" calcext:value-type="float">
            <text:p>25.603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47982857143" calcext:value-type="float">
            <text:p>25.6547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39287741935" calcext:value-type="float">
            <text:p>25.58392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92727741936" calcext:value-type="float">
            <text:p>25.66927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63928" calcext:value-type="float">
            <text:p>25.59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8172903226" calcext:value-type="float">
            <text:p>25.4908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6252903226" calcext:value-type="float">
            <text:p>25.8596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00012903226" calcext:value-type="float">
            <text:p>25.820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57176" calcext:value-type="float">
            <text:p>25.37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58025" calcext:value-type="float">
            <text:p>24.8355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09368" calcext:value-type="float">
            <text:p>24.36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53752258065" calcext:value-type="float">
            <text:p>25.23537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23917241379" calcext:value-type="float">
            <text:p>25.44239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42934193548" calcext:value-type="float">
            <text:p>25.4042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45419354839" calcext:value-type="float">
            <text:p>25.524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4584" calcext:value-type="float">
            <text:p>25.43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93602580645" calcext:value-type="float">
            <text:p>25.1893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21544" calcext:value-type="float">
            <text:p>25.16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5896774194" calcext:value-type="float">
            <text:p>24.935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81409032258" calcext:value-type="float">
            <text:p>24.5281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47864" calcext:value-type="float">
            <text:p>24.88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39651612903" calcext:value-type="float">
            <text:p>24.473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96896" calcext:value-type="float">
            <text:p>24.38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9545806452" calcext:value-type="float">
            <text:p>24.5859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0804" calcext:value-type="float">
            <text:p>24.72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5543483871" calcext:value-type="float">
            <text:p>24.8855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80823225806" calcext:value-type="float">
            <text:p>25.0180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59488" calcext:value-type="float">
            <text:p>25.34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82379354839" calcext:value-type="float">
            <text:p>25.3782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0416" calcext:value-type="float">
            <text:p>24.92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0833548387" calcext:value-type="float">
            <text:p>25.4810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08175483871" calcext:value-type="float">
            <text:p>25.3208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46336" calcext:value-type="float">
            <text:p>25.08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16748387097" calcext:value-type="float">
            <text:p>24.461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084" calcext:value-type="float">
            <text:p>24.16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4010322581" calcext:value-type="float">
            <text:p>24.2374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4894285714" calcext:value-type="float">
            <text:p>24.43548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18771612903" calcext:value-type="float">
            <text:p>24.5318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71344516129" calcext:value-type="float">
            <text:p>24.5871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4152" calcext:value-type="float">
            <text:p>24.81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32185806452" calcext:value-type="float">
            <text:p>24.7932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3088" calcext:value-type="float">
            <text:p>24.4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2260645161" calcext:value-type="float">
            <text:p>25.1972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89321290323" calcext:value-type="float">
            <text:p>25.2789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11968" calcext:value-type="float">
            <text:p>25.17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4833548387" calcext:value-type="float">
            <text:p>24.4904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54176" calcext:value-type="float">
            <text:p>24.24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68454193548" calcext:value-type="float">
            <text:p>24.4868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3888571429" calcext:value-type="float">
            <text:p>24.33838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8459354839" calcext:value-type="float">
            <text:p>24.1468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7383225806" calcext:value-type="float">
            <text:p>24.1707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26208" calcext:value-type="float">
            <text:p>24.37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95468387097" calcext:value-type="float">
            <text:p>24.1995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94" calcext:value-type="float">
            <text:p>23.26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53421935484" calcext:value-type="float">
            <text:p>24.1353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79101935484" calcext:value-type="float">
            <text:p>24.1079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31272" calcext:value-type="float">
            <text:p>23.90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10167741935" calcext:value-type="float">
            <text:p>23.6210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15304" calcext:value-type="float">
            <text:p>23.47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45282580645" calcext:value-type="float">
            <text:p>23.10452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91751724138" calcext:value-type="float">
            <text:p>23.7491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22201290323" calcext:value-type="float">
            <text:p>23.39222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40761290323" calcext:value-type="float">
            <text:p>23.764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59208" calcext:value-type="float">
            <text:p>24.10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39548387097" calcext:value-type="float">
            <text:p>23.653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1576" calcext:value-type="float">
            <text:p>23.30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12131612903" calcext:value-type="float">
            <text:p>23.79121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1803870968" calcext:value-type="float">
            <text:p>23.2831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36112" calcext:value-type="float">
            <text:p>23.20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44059354839" calcext:value-type="float">
            <text:p>23.6744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27952" calcext:value-type="float">
            <text:p>23.53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47878709677" calcext:value-type="float">
            <text:p>23.5347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72248571429" calcext:value-type="float">
            <text:p>23.40722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1530322581" calcext:value-type="float">
            <text:p>22.6341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99656774194" calcext:value-type="float">
            <text:p>22.6099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48104" calcext:value-type="float">
            <text:p>24.31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5347096774" calcext:value-type="float">
            <text:p>24.5695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08824" calcext:value-type="float">
            <text:p>23.62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4627096774" calcext:value-type="float">
            <text:p>24.3744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1039483871" calcext:value-type="float">
            <text:p>23.9010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1432" calcext:value-type="float">
            <text:p>24.53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56418064516" calcext:value-type="float">
            <text:p>24.8856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4784" calcext:value-type="float">
            <text:p>24.57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75398709677" calcext:value-type="float">
            <text:p>24.2175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1388571429" calcext:value-type="float">
            <text:p>25.00513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2415483871" calcext:value-type="float">
            <text:p>24.242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18134193548" calcext:value-type="float">
            <text:p>24.6118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3536" calcext:value-type="float">
            <text:p>25.51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40619354839" calcext:value-type="float">
            <text:p>25.494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52384" calcext:value-type="float">
            <text:p>24.94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19563870968" calcext:value-type="float">
            <text:p>25.6819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26270967742" calcext:value-type="float">
            <text:p>25.812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89224" calcext:value-type="float">
            <text:p>25.71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50686451613" calcext:value-type="float">
            <text:p>25.2650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07512" calcext:value-type="float">
            <text:p>24.45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08121290323" calcext:value-type="float">
            <text:p>25.0808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45451428571" calcext:value-type="float">
            <text:p>25.04454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53295483871" calcext:value-type="float">
            <text:p>24.8453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60872258064" calcext:value-type="float">
            <text:p>24.83608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8904" calcext:value-type="float">
            <text:p>25.08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5873548387" calcext:value-type="float">
            <text:p>24.9415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9912" calcext:value-type="float">
            <text:p>23.95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03437419355" calcext:value-type="float">
            <text:p>25.0203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31086451613" calcext:value-type="float">
            <text:p>24.8231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0728" calcext:value-type="float">
            <text:p>24.6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94525" calcext:value-type="float">
            <text:p>24.3269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39984" calcext:value-type="float">
            <text:p>23.91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8949677419" calcext:value-type="float">
            <text:p>24.6128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77500689655" calcext:value-type="float">
            <text:p>24.61775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1416774194" calcext:value-type="float">
            <text:p>24.3991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10678709677" calcext:value-type="float">
            <text:p>24.2510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93104" calcext:value-type="float">
            <text:p>24.75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84818064516" calcext:value-type="float">
            <text:p>24.7484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47064" calcext:value-type="float">
            <text:p>24.24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36175483871" calcext:value-type="float">
            <text:p>24.8636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81752258064" calcext:value-type="float">
            <text:p>24.77817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7688" calcext:value-type="float">
            <text:p>24.66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39708387097" calcext:value-type="float">
            <text:p>24.5439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8952" calcext:value-type="float">
            <text:p>23.95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74985806452" calcext:value-type="float">
            <text:p>24.7474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13928571429" calcext:value-type="float">
            <text:p>24.75139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56769032258" calcext:value-type="float">
            <text:p>24.6256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715325" calcext:value-type="float">
            <text:p>24.4671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6888" calcext:value-type="float">
            <text:p>24.78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7122580645" calcext:value-type="float">
            <text:p>24.576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66" calcext:value-type="float">
            <text:p>23.31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6673548387" calcext:value-type="float">
            <text:p>24.4386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78923870968" calcext:value-type="float">
            <text:p>24.4078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2596" calcext:value-type="float">
            <text:p>24.07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5267096774" calcext:value-type="float">
            <text:p>23.3625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00312" calcext:value-type="float">
            <text:p>23.77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59207741935" calcext:value-type="float">
            <text:p>23.99592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3645714286" calcext:value-type="float">
            <text:p>23.92636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73904516129" calcext:value-type="float">
            <text:p>23.5873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2936774193" calcext:value-type="float">
            <text:p>21.424293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88472" calcext:value-type="float">
            <text:p>21.40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56338064516" calcext:value-type="float">
            <text:p>22.5356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0052" calcext:value-type="float">
            <text:p>24.80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87308387097" calcext:value-type="float">
            <text:p>24.5287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95576" calcext:value-type="float">
            <text:p>24.34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3403870968" calcext:value-type="float">
            <text:p>23.8013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87312" calcext:value-type="float">
            <text:p>23.52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16642580645" calcext:value-type="float">
            <text:p>23.8116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922" calcext:value-type="float">
            <text:p>23.75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53778064516" calcext:value-type="float">
            <text:p>23.5353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10505806452" calcext:value-type="float">
            <text:p>24.2110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6704" calcext:value-type="float">
            <text:p>24.21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2923870968" calcext:value-type="float">
            <text:p>24.1792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3216" calcext:value-type="float">
            <text:p>23.9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022912" calcext:value-type="float">
            <text:p>23.870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0194" calcext:value-type="float">
            <text:p>23.65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75571428571" calcext:value-type="float">
            <text:p>23.9975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8539354839" calcext:value-type="float">
            <text:p>23.4488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33656" calcext:value-type="float">
            <text:p>22.81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9224" calcext:value-type="float">
            <text:p>23.68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31531428571" calcext:value-type="float">
            <text:p>23.81315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92544" calcext:value-type="float">
            <text:p>19.73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46371428572" calcext:value-type="float">
            <text:p>19.6846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4032" calcext:value-type="float">
            <text:p>19.8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7476" calcext:value-type="float">
            <text:p>19.9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7908" calcext:value-type="float">
            <text:p>19.83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6948" calcext:value-type="float">
            <text:p>19.77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58" calcext:value-type="float">
            <text:p>19.6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6128" calcext:value-type="float">
            <text:p>19.5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0944" calcext:value-type="float">
            <text:p>19.4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782" calcext:value-type="float">
            <text:p>19.38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97168" calcext:value-type="float">
            <text:p>19.67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088" calcext:value-type="float">
            <text:p>19.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8452" calcext:value-type="float">
            <text:p>19.61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1704" calcext:value-type="float">
            <text:p>19.2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1692" calcext:value-type="float">
            <text:p>18.87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272" calcext:value-type="float">
            <text:p>19.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82" calcext:value-type="float">
            <text:p>19.26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9784" calcext:value-type="float">
            <text:p>19.0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4496" calcext:value-type="float">
            <text:p>18.9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2708" calcext:value-type="float">
            <text:p>20.14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7010815435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98" meta:object-count="0"/>
    <meta:user-defined meta:name="AppVersion">3.0</meta:user-defined>
  </office:meta>
</office:document-meta>
</file>